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andardReflectionParameterNameDiscoverer.getParameterNames( Parameter [ ] parameter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tandardReflectionParameterNameDiscoverer.getParameterNames( Method metho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ndardReflectionParameterNameDiscoverer.getParameterNames( Constructor &lt; ? &gt; c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